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0000041B9000024F2B0AE87D5.wmf"/>
  <manifest:file-entry manifest:media-type="" manifest:full-path="Pictures/2000005000022FF70000E768FE6E4616.wmf"/>
  <manifest:file-entry manifest:media-type="" manifest:full-path="Pictures/2000006A00004231000024280B3CA474.wmf"/>
  <manifest:file-entry manifest:media-type="image/jpeg" manifest:full-path="Pictures/10000000000005780000012C58BA1C3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7.011cm" table:align="left" style:writing-mode="lr-tb"/>
    </style:style>
    <style:style style:name="Table2.A" style:family="table-column">
      <style:table-column-properties style:column-width="2.251cm"/>
    </style:style>
    <style:style style:name="Table2.B" style:family="table-column">
      <style:table-column-properties style:column-width="1.75cm"/>
    </style:style>
    <style:style style:name="Table2.C" style:family="table-column">
      <style:table-column-properties style:column-width="9.252cm"/>
    </style:style>
    <style:style style:name="Table2.D" style:family="table-column">
      <style:table-column-properties style:column-width="3.75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Table2.D2" style:family="table-cell">
      <style:table-cell-properties style:vertical-align="middle" fo:padding="0.101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4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itle">
      <style:paragraph-properties fo:break-before="page"/>
    </style:style>
    <style:style style:name="P11" style:family="paragraph" style:parent-style-name="Heading_20_4">
      <style:text-properties fo:language="en" fo:country="US"/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Table_20_Title">
      <style:paragraph-properties style:snap-to-layout-gri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Table_20_Text">
      <style:paragraph-properties fo:text-align="center" style:justify-single-word="false"/>
    </style:style>
    <style:style style:name="P16" style:family="paragraph" style:parent-style-name="Table_20_Text">
      <style:paragraph-properties fo:text-align="center" style:justify-single-word="false" style:snap-to-layout-grid="false"/>
    </style:style>
    <style:style style:name="P17" style:family="paragraph" style:parent-style-name="Table_20_Text">
      <style:paragraph-properties fo:text-align="start" style:justify-single-word="false"/>
    </style:style>
    <style:style style:name="P18" style:family="paragraph" style:parent-style-name="Table_20_Text">
      <style:paragraph-properties fo:text-align="start" style:justify-single-word="false" style:snap-to-layout-grid="false"/>
    </style:style>
    <style:style style:name="P19" style:family="paragraph" style:parent-style-name="Table_20_Text">
      <style:paragraph-properties fo:text-align="center" style:justify-single-word="false" style:snap-to-layout-gri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fo:language="en" fo:country="US"/>
    </style:style>
    <style:style style:name="P22" style:family="paragraph" style:parent-style-name="Heading_20_1">
      <style:paragraph-properties fo:margin-top="1cm" fo:margin-bottom="0cm"/>
    </style:style>
    <style:style style:name="P23" style:family="paragraph" style:parent-style-name="Text_20_body">
      <style:paragraph-properties fo:margin-top="0.109cm" fo:margin-bottom="0.109cm"/>
    </style:style>
    <style:style style:name="P24" style:family="paragraph" style:parent-style-name="Standard">
      <style:paragraph-properties fo:margin-top="0.109cm" fo:margin-bottom="0.109cm"/>
    </style:style>
    <style:style style:name="P25" style:family="paragraph" style:parent-style-name="Title">
      <style:paragraph-properties fo:text-align="end" style:justify-single-word="false"/>
    </style:style>
    <style:style style:name="P26" style:family="paragraph" style:parent-style-name="Title">
      <style:paragraph-properties fo:margin-top="8.999cm" fo:margin-bottom="0.109cm" fo:text-align="end" style:justify-single-word="false" fo:background-color="transparent">
        <style:background-image/>
      </style:paragraph-properties>
      <style:text-properties fo:language="zxx" fo:country="none" style:language-asian="zxx" style:country-asian="none"/>
    </style:style>
    <style:style style:name="P27" style:family="paragraph" style:parent-style-name="Contents_20_2">
      <style:paragraph-properties>
        <style:tab-stops>
          <style:tab-stop style:position="16.076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22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653cm" style:type="right" style:leader-style="dotted" style:leader-text="."/>
        </style:tab-stops>
      </style:paragraph-properties>
    </style:style>
    <style:style style:name="P31" style:family="paragraph" style:parent-style-name="Standard" style:master-page-name="Standard">
      <style:paragraph-properties style:text-autospace="none"/>
      <style:text-properties style:font-name="Arial" fo:font-size="18pt" fo:language="en" fo:country="US" fo:font-weight="bold" style:font-size-asian="18pt" style:font-weight-asian="bold" style:font-name-complex="Arial" style:font-size-complex="18pt" style:font-weight-complex="bold"/>
    </style:style>
    <style:style style:name="P32" style:family="paragraph" style:parent-style-name="Standard" style:list-style-name="WW8Num3"/>
    <style:style style:name="P33" style:family="paragraph" style:parent-style-name="Standard" style:list-style-name="WW8Num3"/>
    <style:style style:name="P34" style:family="paragraph" style:parent-style-name="Standard" style:list-style-name="WW8Num3"/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 style:list-style-name="WW8Num14">
      <style:paragraph-properties fo:text-align="justify" style:justify-single-word="false"/>
    </style:style>
    <style:style style:name="P37" style:family="paragraph" style:parent-style-name="Standard" style:list-style-name="WW8Num14">
      <style:paragraph-properties fo:text-align="justify" style:justify-single-word="false"/>
    </style:style>
    <style:style style:name="P38" style:family="paragraph" style:parent-style-name="Standard" style:list-style-name="WW8Num1">
      <style:paragraph-properties fo:text-align="justify" style:justify-single-word="false"/>
    </style:style>
    <style:style style:name="P39" style:family="paragraph" style:parent-style-name="Standard" style:list-style-name="WW8Num1">
      <style:paragraph-properties fo:text-align="justify" style:justify-single-word="false"/>
    </style:style>
    <style:style style:name="P40" style:family="paragraph" style:parent-style-name="Standard" style:list-style-name="WW8Num1">
      <style:paragraph-properties fo:text-align="justify" style:justify-single-word="false"/>
    </style:style>
    <style:style style:name="P41" style:family="paragraph" style:parent-style-name="Standard" style:list-style-name="WW8Num1">
      <style:paragraph-properties fo:text-align="justify" style:justify-single-word="false"/>
    </style:style>
    <style:style style:name="P42" style:family="paragraph" style:parent-style-name="Standard" style:list-style-name="WW8Num1">
      <style:paragraph-properties fo:text-align="justify" style:justify-single-word="false"/>
    </style:style>
    <style:style style:name="P43" style:family="paragraph" style:parent-style-name="Standard" style:list-style-name="WW8Num1">
      <style:paragraph-properties fo:text-align="justify" style:justify-single-word="false"/>
    </style:style>
    <style:style style:name="P44" style:family="paragraph" style:parent-style-name="Standard" style:list-style-name="WW8Num1">
      <style:paragraph-properties fo:text-align="justify" style:justify-single-word="false"/>
    </style:style>
    <style:style style:name="P45" style:family="paragraph" style:parent-style-name="Standard" style:list-style-name="WW8Num1">
      <style:paragraph-properties fo:text-align="justify" style:justify-single-word="false"/>
    </style:style>
    <style:style style:name="P46" style:family="paragraph" style:parent-style-name="Standard" style:list-style-name="WW8Num1">
      <style:paragraph-properties fo:text-align="justify" style:justify-single-word="false"/>
    </style:style>
    <style:style style:name="P47" style:family="paragraph" style:parent-style-name="Standard" style:list-style-name="WW8Num1">
      <style:paragraph-properties fo:text-align="justify" style:justify-single-word="false"/>
    </style:style>
    <style:style style:name="P48" style:family="paragraph" style:parent-style-name="Standard" style:list-style-name="WW8Num16"/>
    <style:style style:name="P49" style:family="paragraph" style:parent-style-name="Standard" style:list-style-name="WW8Num16"/>
    <style:style style:name="T1" style:family="text">
      <style:text-properties fo:font-size="10pt" style:font-size-asian="10pt" style:font-size-complex="10pt" style:font-style-complex="italic"/>
    </style:style>
    <style:style style:name="T2" style:family="text">
      <style:text-properties style:font-name="Symbo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complex="ar" style:country-complex="SA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size="10pt" fo:language="de" fo:country="DE" fo:font-style="italic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Times New Roman" fo:font-size="10pt" style:font-size-asian="10pt" style:font-name-complex="Times New Roman" style:font-size-complex="10pt"/>
    </style:style>
    <style:style style:name="T1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none" style:vertical-pos="from-top" style:vertical-rel="paragraph" style:horizontal-pos="center" style:horizontal-rel="page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CISme" text:name="Title"/>
        <text:user-field-decl office:value-type="string" office:string-value="Техническое описание" text:name="Subject"/>
      </text:user-field-decls>
      <text:p text:style-name="P31"/>
      <text:p text:style-name="P26"><text:user-field-get text:name="Title">MCISme</text:user-field-get></text:p>
      <text:p text:style-name="P25"><text:subject>Техническое описание</text:subject></text:p>
      <text:p text:style-name="P9"/>
      <text:table-of-content text:style-name="Sect1" text:name="Table of Contents1">
        <text:table-of-content-source text:outline-level="4" text:use-index-marks="false" text:use-index-source-styles="tru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</text:index-source-styles>
        </text:table-of-content-source>
        <text:index-body>
          <text:p text:style-name="P28"><text:s/>MCISme<text:tab/>1</text:p>
          <text:p text:style-name="P28"><text:s/>Техническое описание<text:tab/>1</text:p>
          <text:p text:style-name="P28"><text:a xlink:type="simple" xlink:href="#1.Введение|outline">1 Введение<text:tab/>3</text:a></text:p>
          <text:p text:style-name="P27"><text:a xlink:type="simple" xlink:href="#1.1.Цель|outline">1.1 Цель<text:tab/>3</text:a></text:p>
          <text:p text:style-name="P27"><text:a xlink:type="simple" xlink:href="#1.2.Область действия|outline">1.2 Область действия<text:tab/>3</text:a></text:p>
          <text:p text:style-name="P27"><text:a xlink:type="simple" xlink:href="#1.3.Определения и сокращения|outline">1.3 Определения и сокращения<text:tab/>3</text:a></text:p>
          <text:p text:style-name="P30"><text:a xlink:type="simple" xlink:href="#1.3.1.Источник данных|outline">1.3.1 Источник данных<text:tab/>3</text:a></text:p>
          <text:p text:style-name="P27"><text:a xlink:type="simple" xlink:href="#1.4.Ссылки|outline">1.4 Ссылки<text:tab/>3</text:a></text:p>
          <text:p text:style-name="P27"><text:a xlink:type="simple" xlink:href="#1.5.Краткое описание|outline">1.5 Краткое описание<text:tab/>3</text:a></text:p>
          <text:p text:style-name="P28"><text:a xlink:type="simple" xlink:href="#2.Обзор функциональных требований|outline">2 Обзор функциональных требований<text:tab/>4</text:a></text:p>
          <text:p text:style-name="P30"><text:a xlink:type="simple" xlink:href="#2.1.1.Базовые функции|outline">2.1.1 Базовые функции<text:tab/>4</text:a></text:p>
          <text:p text:style-name="P29"><text:a xlink:type="simple" xlink:href="#2.1.1.1.Формирование и доставка сообщений|outline">2.1.1.1 Формирование и доставка сообщений<text:tab/>4</text:a></text:p>
          <text:p text:style-name="P29"><text:a xlink:type="simple" xlink:href="#2.1.1.2.Программный интерфейс для внешнего администрирования|outline">2.1.1.2 Программный интерфейс для внешнего администрирования<text:tab/>4</text:a></text:p>
          <text:p text:style-name="P29"><text:a xlink:type="simple" xlink:href="#2.1.1.3.Сбор статистической информации|outline">2.1.1.3 Сбор статистической информации<text:tab/>4</text:a></text:p>
          <text:p text:style-name="P29"><text:a xlink:type="simple" xlink:href="#2.1.1.4.Управляющий интерфейс пользователя|outline">2.1.1.4 Управляющий интерфейс пользователя<text:tab/>4</text:a></text:p>
          <text:p text:style-name="P28"><text:a xlink:type="simple" xlink:href="#3.Участники взаимодействия|outline">3 Участники взаимодействия<text:tab/>5</text:a></text:p>
          <text:p text:style-name="P29"><text:a xlink:type="simple" xlink:href="#3.1.1.1.Абонент MCISme|outline">3.1.1.1 Абонент MCISme<text:tab/>6</text:a></text:p>
          <text:p text:style-name="P29"><text:a xlink:type="simple" xlink:href="#3.1.1.2.Пользователь MCIProf|outline">3.1.1.2 Пользователь MCIProf<text:tab/>6</text:a></text:p>
          <text:p text:style-name="P29"><text:a xlink:type="simple" xlink:href="#3.1.1.3.MCISme|outline">3.1.1.3 MCISme<text:tab/>6</text:a></text:p>
          <text:p text:style-name="P29"><text:a xlink:type="simple" xlink:href="#3.1.1.4.MCIProf|outline">3.1.1.4 MCIProf<text:tab/>6</text:a></text:p>
          <text:p text:style-name="P29"><text:a xlink:type="simple" xlink:href="#3.1.1.5.SS7 Stack|outline">3.1.1.5 SS7 Stack<text:tab/>6</text:a></text:p>
          <text:p text:style-name="P29"><text:a xlink:type="simple" xlink:href="#3.1.1.6.MSC|outline">3.1.1.6 MSC<text:tab/>6</text:a></text:p>
          <text:p text:style-name="P29"><text:a xlink:type="simple" xlink:href="#3.1.1.7.MS|outline">3.1.1.7 MS<text:tab/>6</text:a></text:p>
          <text:p text:style-name="P29"><text:a xlink:type="simple" xlink:href="#3.1.1.8.Администраторы MCISme &amp; MCIProf|outline">3.1.1.8 Администраторы MCISme &amp; MCIProf<text:tab/>6</text:a></text:p>
          <text:p text:style-name="P29"><text:a xlink:type="simple" xlink:href="#3.1.1.9.Консоль администратора|outline">3.1.1.9 Консоль администратора<text:tab/>7</text:a></text:p>
          <text:p text:style-name="P29"><text:a xlink:type="simple" xlink:href="#3.1.1.10.SMS центр|outline">3.1.1.10 SMS центр<text:tab/>7</text:a></text:p>
          <text:p text:style-name="P28"><text:a xlink:type="simple" xlink:href="#4.Реализация|outline">4 Реализация<text:tab/>8</text:a></text:p>
          <text:p text:style-name="P27"><text:a xlink:type="simple" xlink:href="#4.1.Общие принципы функционирования|outline">4.1 Общие принципы функционирования<text:tab/>8</text:a></text:p>
          <text:p text:style-name="P27"><text:a xlink:type="simple" xlink:href="#4.2.Архитектура приложения|outline">4.2 Архитектура приложения<text:tab/>8</text:a></text:p>
          <text:p text:style-name="P30"><text:a xlink:type="simple" xlink:href="#4.2.1.MCISme|outline">4.2.1 MCISme<text:tab/>8</text:a></text:p>
          <text:p text:style-name="P30"><text:a xlink:type="simple" xlink:href="#4.2.2.MCIProf|outline">4.2.2 MCIProf<text:tab/>9</text:a></text:p>
          <text:p text:style-name="P27"><text:a xlink:type="simple" xlink:href="#4.3.Обработка пропущенных вызовов|outline">4.3 Обработка пропущенных вызовов<text:tab/>9</text:a></text:p>
          <text:p text:style-name="P27"><text:a xlink:type="simple" xlink:href="#4.4.Конфигурирование сервиса|outline">4.4 Конфигурирование сервиса<text:tab/>9</text:a></text:p>
          <text:p text:style-name="P28"><text:a xlink:type="simple" xlink:href="#5.Обзор нефункциональных требований|outline">5 Обзор нефункциональных требований<text:tab/>10</text:a></text:p>
          <text:p text:style-name="P30"><text:a xlink:type="simple" xlink:href="#5.1.1.Платформа|outline">5.1.1 Платформа<text:tab/>10</text:a></text:p>
          <text:p text:style-name="P30"><text:a xlink:type="simple" xlink:href="#5.1.2.Протокол связи |outline">5.1.2 Протокол связи <text:tab/>10</text:a></text:p>
          <text:p text:style-name="P30"><text:a xlink:type="simple" xlink:href="#5.1.3.Число клиентов|outline">5.1.3 Число клиентов<text:tab/>10</text:a></text:p>
          <text:p text:style-name="P28"><text:a xlink:type="simple" xlink:href="#6.Приложения|outline">6 Приложения<text:tab/>11</text:a></text:p>
          <text:p text:style-name="P27"><text:a xlink:type="simple" xlink:href="#6.1.Взаимодействие с сигнальной сетью|outline">6.1 Взаимодействие с сигнальной сетью<text:tab/>11</text:a></text:p>
          <text:p text:style-name="P28"><text:s/>Revision History<text:tab/>12</text:p>
        </text:index-body>
      </text:table-of-content>
      <text:h text:style-name="P22" text:outline-level="1" text:is-list-header="true"/>
      <text:h text:style-name="P22" text:outline-level="1">Введение</text:h>
      <text:h text:style-name="Heading_20_2" text:outline-level="2">Цель</text:h>
      <text:p text:style-name="P20"><text:tab/>В данном документе представлен обзор функциональных и нефункциональных требований к сервису <text:span text:style-name="T11"><text:title>MCISme</text:title></text:span><text:span text:style-name="T11">,</text:span> приводится общее описание его реализации, представлен обзор возможностей по настройке и управлению сервисом.</text:p>
      <text:h text:style-name="Heading_20_2" text:outline-level="2">Область действия</text:h>
      <text:p text:style-name="P20"><text:tab/>Документ подготовлен в рамках проекта <text:span text:style-name="T6">SMS</text:span><text:span text:style-name="T10"> центр</text:span><text:span text:style-name="Document_20_Field_20_Char"> </text:span>и предназначен для использования участниками и аудиторами данного проекта.</text:p>
      <text:h text:style-name="Heading_20_2" text:outline-level="2">Определения<text:span text:style-name="T3"> </text:span>и<text:span text:style-name="T3"> </text:span>сокращения</text:h>
      <text:p text:style-name="P20"><text:tab/>Определения и сокращения, используемые в тексте, соответствуют предметному словарю <text:span text:style-name="T3">SMSC</text:span> <text:span text:style-name="T3">Glossary</text:span>.</text:p>
      <text:p text:style-name="Text_20_body"><text:span text:style-name="T3">SMPP</text:span> – <text:span text:style-name="T3">Short</text:span> <text:span text:style-name="T3">Message</text:span> <text:span text:style-name="T3">Peer</text:span> <text:span text:style-name="T3">to</text:span> <text:span text:style-name="T3">Peer</text:span> <text:span text:style-name="T3">Protocol</text:span>.</text:p>
      <text:h text:style-name="Heading_20_3" text:outline-level="3"><text:bookmark-start text:name="_Источник_данных"/>Источник данных<text:bookmark-end text:name="_Источник_данных"/></text:h>
      <text:p text:style-name="P14"><text:tab/>В общем случае, под <text:span text:style-name="T9">источником данных</text:span> мы будем понимать объект который может быть использован для долговременного хранения информации и имеющий интерфейс доступа для её создания, получения и/или модификации. Сервис <text:title>MCISme</text:title> может использовать только источники данных, реализующие интерфейс, определённый в <text:span text:style-name="T3">smsc</text:span>::<text:span text:style-name="T3">db</text:span>. Как правило, под <text:span text:style-name="T9">источником данных</text:span> мы будем подразумевать некоторую базу данных с драйвером, реализующим указанный интерфейс доступа к данным.</text:p>
      <text:h text:style-name="Heading_20_2" text:outline-level="2">Ссылки</text:h>
      <text:p text:style-name="P20">SMSC Glossary – Словарь терминов используемых в проекте <text:span text:style-name="T6">SMS</text:span><text:span text:style-name="T10"> центр</text:span><text:span text:style-name="Document_20_Field_20_Char1">.</text:span></text:p>
      <text:p text:style-name="P21">SMPP 3.4 from SMSFORUM – Short Message Peer to Peer Protocol Specification v3.4</text:p>
      <text:h text:style-name="Heading_20_2" text:outline-level="2">Краткое описание</text:h>
      <text:p text:style-name="P20"><text:tab/>Обзор требований приведен в секциях <text:bookmark-ref text:reference-format="text" text:ref-name="_Обзор функциональных требований">Обзор функциональных требований</text:bookmark-ref> и <text:bookmark-ref text:reference-format="text" text:ref-name="_Обзор нефункциональных требований">Обзор нефункциональных требований</text:bookmark-ref>; в секции <text:bookmark-ref text:reference-format="text" text:ref-name="_Участники взаимодействия">Участники взаимодействия</text:bookmark-ref> описаны все участники взаимодействия; в секции <text:bookmark-ref text:reference-format="text" text:ref-name="_Реализация">Реализация</text:bookmark-ref> приведено описание основных составляющих блоков (структурно и логически), а также, в общих чертах, приведено описание механизмов работы приложения.</text:p>
      <text:p text:style-name="P8"><text:bookmark-start text:name="_Ref1130972"/><text:bookmark-start text:name="_Ref1130951"/><text:bookmark-end text:name="_Ref1130951"/></text:p>
      <text:h text:style-name="Heading_20_1" text:outline-level="1"><text:bookmark-start text:name="_Обзор функциональных требований"/>Обзор функциональных требований<text:bookmark-end text:name="_Обзор функциональных требований"/></text:h>
      <text:h text:style-name="Heading_20_3" text:outline-level="3"><text:bookmark-start text:name="_Ref19524566"/>Базовые функции<text:bookmark-end text:name="_Ref19524566"/></text:h>
      <text:p text:style-name="P20"><text:tab/>Сервис <text:title>MCISme</text:title> предназначен для информирования абонентов о пропущенных (в том, числе и переадресованных) звонках. В этой секции детально описываются основные функции, подлежащие реализации в контексте приложения <text:title>MCISme</text:title>. </text:p>
      <text:h text:style-name="Heading_20_4" text:outline-level="4">Формирование и доставка сообщений</text:h>
      <text:p text:style-name="P20"><text:tab/>Приложение производит формирование сообщений с информацией о пропущенных звонках и осуществляет доставку сформированных сообщений абонентам. Одно сообщение может содержать информацию о нескольких пропущенных или переадресованных звонках <text:s/>от одного абонента. Кроме того, приложение имеет возможности для уведомления звонивших о том, что абонент стал доступен (т.н. появился в сети).</text:p>
      <text:h text:style-name="Heading_20_4" text:outline-level="4">Программный интерфейс для внешнего администрирования</text:h>
      <text:p text:style-name="P20"><text:tab/>Приложение предоставляет программный интерфейс для внешнего администрирования. Схема реализации интерфейса аналогична стандартной схеме администрирования сервиса SMSC. Посредством интерфейса, внешнее приложение администратора способно производить ряд изменений в конфигурации <text:title>MCISme</text:title>. Также, интерфейс позволяет в реальном времени получать информацию по набору рабочих параметров системы в целом.</text:p>
      <text:h text:style-name="Heading_20_4" text:outline-level="4"><text:bookmark-start text:name="_Поддержка_комплекса_расписаний_для "/>Сбор статистической информации<text:bookmark-end text:name="_Поддержка_комплекса_расписаний_для "/></text:h>
      <text:p text:style-name="P14"><text:tab/>Система собирает и периодически сохраняет почасовую статистику о работе сервиса. Статистические данные по текущему часу доступны по запросу администратора через административный интерфейс.</text:p>
      <text:h text:style-name="Heading_20_4" text:outline-level="4">Управляющий интерфейс пользователя</text:h>
      <text:p text:style-name="P14"><text:tab/>В контексте отдельного приложения, реализован интерфейс, позволяющий конечному пользователю с мобильного телефона (посредством <text:span text:style-name="T3">USSD</text:span> диалогов) осуществлять настройку сервиса <text:span text:style-name="T9"><text:title>MCISme</text:title></text:span><text:span text:style-name="T9">,</text:span> а также, либо задавать параметры переадресации вызовов в мобильной сети через коммутатор (<text:span text:style-name="T3">MSC</text:span>), либо устанавливать фильтры по причинам недоступности в сети (используются <text:span text:style-name="T3">B</text:span>-номера). Приложение представляет собой отдельный <text:span text:style-name="T3">SME</text:span> сервис (<text:span text:style-name="T5">MCIProf</text:span>).</text:p>
      <text:h text:style-name="Heading_20_5" text:outline-level="5">Изменение персональных настроек сервиса</text:h>
      <text:p text:style-name="P14"><text:tab/>Предоставлена возможность пользователям непосредственно с мобильного телефона изменять свои персональные настройки сервиса, а именно:</text:p>
      <text:list text:style-name="WW8Num3">
        <text:list-item>
          <text:p text:style-name="P32">разрешать/запрещать информирование о пропущенных вызовах;</text:p>
        </text:list-item>
        <text:list-item>
          <text:p text:style-name="P32">разрешать/запрещать нотифицирование звонивших о доступности пользователя в сети;</text:p>
        </text:list-item>
        <text:list-item>
          <text:p text:style-name="P32">выбирать формат сообщений/нотификаций от сервиса из списка, заданных администратором.</text:p>
        </text:list-item>
      </text:list>
      <text:h text:style-name="Heading_20_5" text:outline-level="5"><text:bookmark-start text:name="_Управление_перадресацией_вызовов_и "/>Управление переадресацией и фильтрацией пропущенных вызовов<text:bookmark-end text:name="_Управление_перадресацией_вызовов_и "/></text:h>
      <text:p text:style-name="Standard"><text:tab/>Сервис реализовывает две стратегии обработки пропущенных вызовов:</text:p>
      <text:list text:style-name="WW8Num14">
        <text:list-item>
          <text:p text:style-name="P36"><text:span text:style-name="T9">Посредством установки переадресации вызовов на коммутаторе</text:span>. В этом случае предоставлена возможность пользователям непосредственно с мобильного телефона управлять переадресацией пропущенных вызовов на коммутаторе, а именно:</text:p>
        </text:list-item>
      </text:list>
      <text:list text:style-name="WW8Num16">
        <text:list-item>
          <text:p text:style-name="P48">задавать переадресацию пропущенных вызовов на сервис <text:span text:style-name="T9"><text:title>MCISme</text:title></text:span>;</text:p>
        </text:list-item>
        <text:list-item>
          <text:p text:style-name="P48">либо устанавливать переадресацию коммутатором на другие сервисы мобильной сети (т.н. голосовая почта) или конкретный номер.</text:p>
        </text:list-item>
      </text:list>
      <text:list text:style-name="WW8Num14" text:continue-numbering="true">
        <text:list-item>
          <text:p text:style-name="P36"><text:span text:style-name="T9">С использованием заданной фильтрации по причинам недоступности.</text:span> В этом случае сервис обрабатывает весь входящий поток событий из сети и производит фильтрацию событий соответствующих заданным предпочтениям пользователя. Предоставлена возможность пользователям непосредственно с мобильного телефона просматривать и изменять текущие установки фильтрации. А именно, разрешать/запрещать сервису обработку событий для заданных администратором причин (занято, недоступен, не отвечает, безусловно).</text:p>
        </text:list-item>
      </text:list>
      <text:h text:style-name="P22" text:outline-level="1"><text:bookmark-start text:name="_Участники взаимодействия"/>Участники взаимодействия<text:bookmark-end text:name="_Участники взаимодействия"/></text:h>
      <text:p text:style-name="P24"><text:span text:style-name="T3">a) </text:span>Сервис <text:span text:style-name="T9"><text:title>MCISme</text:title></text:span></text:p>
      <text:p text:style-name="Text_20_body"><draw:frame draw:style-name="fr3" draw:name="graphics1" text:anchor-type="as-char" svg:width="14.937cm" svg:height="8.682cm" draw:z-index="0"><draw:image xlink:href="Pictures/2000006A00004231000024280B3CA474.wmf" xlink:type="simple" xlink:show="embed" xlink:actuate="onLoad"/></draw:frame></text:p>
      <text:p text:style-name="P23">б) Управляющий интерфейс пользователя (сервис <text:span text:style-name="T5">MCIProf</text:span>)</text:p>
      <text:p text:style-name="Text_20_body"/>
      <text:p text:style-name="Text_20_body"><draw:frame draw:style-name="fr3" draw:name="graphics2" text:anchor-type="as-char" svg:width="15.328cm" svg:height="9.2cm" draw:z-index="15"><draw:image xlink:href="Pictures/20000070000041B9000024F2B0AE87D5.wmf" xlink:type="simple" xlink:show="embed" xlink:actuate="onLoad"/></draw:frame></text:p>
      <text:p text:style-name="P20"><text:span text:style-name="T9">Примечание: В случае использования стратегии фильтрации, вызовов обращения к коммутатору (</text:span><text:span text:style-name="T5">MSC</text:span><text:span text:style-name="T9">) не происходит, изменения производятся в профиле пользователя, который хранится в источнике данных </text:span><text:span text:style-name="T5">MCISme</text:span><text:span text:style-name="T9">.</text:span></text:p>
      <text:h text:style-name="Heading_20_4" text:outline-level="4">Абонент <text:title>MCISme</text:title></text:h>
      <text:p text:style-name="Text_20_body">Абонент сервиса <text:title>MCISme</text:title>. </text:p>
      <text:h text:style-name="Heading_20_4" text:outline-level="4">Пользователь <text:span text:style-name="T3">MCIProf</text:span></text:h>
      <text:p text:style-name="Standard">Пользователь управляющий настройками <text:span text:style-name="T3">MCISme</text:span> и переадресацией вызовов</text:p>
      <text:h text:style-name="Heading_20_4" text:outline-level="4"><text:title>MCISme</text:title></text:h>
      <text:p text:style-name="Text_20_body">Приложение <text:title>MCISme</text:title> само по себе.</text:p>
      <text:h text:style-name="P11" text:outline-level="4">MCIProf</text:h>
      <text:p text:style-name="Standard">Приложение <text:span text:style-name="T3">MCIProf</text:span> (Управляющий интерфейс пользователя)</text:p>
      <text:h text:style-name="P11" text:outline-level="4">SS7 Stack</text:h>
      <text:p text:style-name="Text_20_body">Сигнальная сеть <text:span text:style-name="T3">SS</text:span>7 с примитивами обработки пропущенных вызовов. </text:p>
      <text:h text:style-name="P11" text:outline-level="4">MSC</text:h>
      <text:p text:style-name="Standard"><text:span text:style-name="T3">Mobile Switching Center (</text:span>коммутатор<text:span text:style-name="T3">)</text:span></text:p>
      <text:h text:style-name="Heading_20_4" text:outline-level="4">MS</text:h>
      <text:p text:style-name="Text_20_body">Мобильная станция пользователя (мобильный телефон или другое устройство с возможностью использования SM сервиса). </text:p>
      <text:h text:style-name="Heading_20_4" text:outline-level="4">Администраторы <text:title>MCISme</text:title> <text:span text:style-name="T3">&amp; MCIProf</text:span></text:h>
      <text:p text:style-name="Text_20_body">Персонал отвечающий за администрирование сервисов <text:title>MCISme</text:title> и <text:span text:style-name="T3">MCIProf</text:span>.</text:p>
      <text:h text:style-name="Heading_20_4" text:outline-level="4">Консоль администратора</text:h>
      <text:p text:style-name="Text_20_body">Приложение позволяющее удалённо администрировать SMSC и сервисы <text:title>MCISme</text:title>/<text:span text:style-name="T3">MCIProf</text:span> в частности. Предоставляет некоторый административный UI.</text:p>
      <text:h text:style-name="Heading_20_4" text:outline-level="4"><text:span text:style-name="T7">SMS</text:span><text:span text:style-name="T12"> центр</text:span></text:h>
      <text:p text:style-name="Text_20_body">SMS сервис-центр.<text:bookmark-end text:name="_Ref1130972"/><text:bookmark-start text:name="_Ref17617579"/></text:p>
      <text:h text:style-name="P7" text:outline-level="1"><text:bookmark-start text:name="_Реализация"/>Реализац<text:bookmark-end text:name="_Ref17617579"/>ия<text:bookmark-end text:name="_Реализация"/></text:h>
      <text:h text:style-name="Heading_20_2" text:outline-level="2">Общие принципы функционирования</text:h>
      <text:p text:style-name="P14"><text:tab/>Сервис <text:title>MCISme</text:title> реализует обработку событий из сигнальной сети по фактам возникновения пропущенных и/или переадресованных вызовов. События, полученные из сигнальной сети, запоминаются в хранилище данных сервиса <text:span text:style-name="T4">MCISme.</text:span> Обработчик событий сервиса <text:span text:style-name="T4">MCISme</text:span> извлекает события из хранилища и на их основании формирует SMS сообщения; сформированные сообщения передаются в <text:span text:style-name="T3">SMS</text:span> центр для доставки абонентам. Различается два типа сообщений: сообщения абоненту о том, что ему звонили (сообщение о пропущенном вызове) и сообщения звонившему абоненту о том, что вызываемый им абонент стал доступен. Сообщение о пропущенном вызове формируется безусловно, в то время как сообщение о доступности вызываемого абонента в сети опционально и его передача регулируется настройками профиля абонента.</text:p>
      <text:p text:style-name="P14"><text:tab/>Сообщения о пропущенном вызове, передаваемые вызываемому абоненту, отправляются от имени звонившего абонента, при условии, что информация о его адресе доступна; в противном случае, сообщение формируется от имени сервиса <text:span text:style-name="T4">MCISme</text:span>, т.е. в качестве адреса отправителя сообщения указывается адрес сервиса <text:span text:style-name="T4">MCISme.</text:span></text:p>
      <text:p text:style-name="P14"><text:tab/>В зависимости от конфигурации, сервис может добавлять рекламную информацию (баннеры) в сообщения, передаваемые абонентам. Для получения баннера, сервис <text:span text:style-name="T4">MCISme</text:span> <text:s/>формирует запрос к компоненту <text:span text:style-name="T4">Banner</text:span> <text:span text:style-name="T4">Engine.</text:span> Баннер, содержащийся в ответе от компонента <text:span text:style-name="T4">Banner</text:span> <text:span text:style-name="T4">Engine</text:span>, добавляется в сообщение о пропущенном вызове и сообщение о доступности абонента.</text:p>
      <text:p text:style-name="P14"><text:tab/>Приложение считает сообщение обработанным в случае, если оно было успешно доставлено или же было сделано всё возможное для его доставки (т.н. повторы доставки в случае обнаружения не фатальных ошибок).</text:p>
      <text:p text:style-name="P14"><text:tab/>Сервис <text:span text:style-name="T3">MCIProf</text:span> реализует систему <text:span text:style-name="T3">USSD</text:span> меню и позволяет пользователю в контексте <text:span text:style-name="T3">USSD</text:span> сессии изменять персональные настройки сервиса <text:span text:style-name="T3">MCISme</text:span>. В том числе, сервис позволяет управлять фильтрацией вызовов или же производить общее управление их переадресацией на коммутаторе (в зависимости от используемой стратегии см. <text:a xlink:type="simple" xlink:href="#_Управление_перадресацией_вызовов_и "><text:span text:style-name="Internet_20_link">Управление переадресацией и фильтрацией пропущенных вызовов</text:span></text:a>).</text:p>
      <text:h text:style-name="Heading_20_2" text:outline-level="2">Архитектура приложения<text:bookmark-start text:name="_Процесс_формирования_сообщений"/><text:bookmark-end text:name="_Процесс_формирования_сообщений"/><text:bookmark-start text:name="_Работа_с_источниками_данных"/><text:bookmark-end text:name="_Работа_с_источниками_данных"/></text:h>
      <text:h text:style-name="P12" text:outline-level="3">MCISme</text:h>
      <text:p text:style-name="P14"><text:tab/>Сервис <text:title>MCISme</text:title> выполнен в виде отдельного исполняемого модуля, состоящего из следующих основных функциональных элементов:</text:p>
      <text:list text:style-name="WW8Num1">
        <text:list-item>
          <text:p text:style-name="P38"><text:span text:style-name="T3">MCIModule</text:span> – взаимодействует с сигнальной сетью, идентифицирует пропущенные звонки. Инициирует процесс информирования абонентов. Для этого использует входящую очередь основного процесса (<text:span text:style-name="T3">InQueue</text:span>);</text:p>
        </text:list-item>
        <text:list-item>
          <text:p text:style-name="P38"><text:span text:style-name="T3">TaskProcessor</text:span> (основной процесс) – реализует процесс информирования абонентов, обработку ответов от <text:span text:style-name="T3">SMS</text:span> центра и нотификацию звонивших по факту доставки сообщений абоненту. Имеет очередь сообщений на доставку (<text:span text:style-name="T3">DeliveryQueue</text:span>);</text:p>
        </text:list-item>
        <text:list-item>
          <text:p text:style-name="P38"><text:span text:style-name="T3">OutputMessageProcessor – функциональный элемент, взаимодейстующий с Banner Engine для получения баннеров (справедливо для конфигурации с поддержкой формирования баннеров в передаваемых сообщениях). Сервис MCISme, настроенный на передачу баннеров в сообщениях, создает набор потоков исполнения, с каждым из которых связывается элемент OutputMessageProcessor, взаимодействующий с Banner Engine и вызывающий TaskProcessor для </text:span><text:span text:style-name="T3">информирования абонентов. Таким образом, для конфигурации с поддержкой формирования баннеров процесс информирования абонентов о пропущенных вызовах выполняется в нескольких потоках одновременно;</text:span></text:p>
        </text:list-item>
        <text:list-item>
          <text:p text:style-name="P38"><text:span text:style-name="T3">SMPP</text:span> <text:span text:style-name="T3">Transport</text:span> – реализует коммуникационный интерфейс для взаимодействия с <text:span text:style-name="T3">SMSC</text:span> (посылка, приём коротких сообщений и их первоначальная обработка);</text:p>
        </text:list-item>
        <text:list-item>
          <text:p text:style-name="P38"><text:span text:style-name="T3">Administrative</text:span> <text:span text:style-name="T3">Interface</text:span> – реализует коммуникационный интерфейс для взаимодействия с административным приложением, осуществляет маршрутизацию команд администратора конкретным компонентам сервиса;</text:p>
        </text:list-item>
        <text:list-item>
          <text:p text:style-name="P38"><text:span text:style-name="T3">StatisticsManager</text:span> – осуществляет сбор статистической информации о работе текущих рассылок;</text:p>
        </text:list-item>
        <text:list-item>
          <text:p text:style-name="P38"><text:span text:style-name="T3">ProfileManager</text:span> – работает с персональными настройками пользователя (т.н. разрешить/запретить посылку сообщений, формат сообщений).</text:p>
        </text:list-item>
      </text:list>
      <text:h text:style-name="P12" text:outline-level="3">MCIProf</text:h>
      <text:p text:style-name="P14"><text:tab/>Сервис <text:span text:style-name="T3">MCIProf</text:span> реализован с использованием технологии для интерпретации сценария связанных меню в контексте <text:span text:style-name="T3">USSD</text:span> сессий. В нём можно выделить три функциональных блока:</text:p>
      <text:list text:style-name="WW8Num1">
        <text:list-item text:start-value="1">
          <text:list>
            <text:list-item text:start-value="1">
              <text:p text:style-name="P38">Механизм взаимодействия с пользователем посредством <text:span text:style-name="T3">USSD</text:span> сессий (система меню, их обработчиков и <text:span text:style-name="T3">SMPP</text:span> транспорт);</text:p>
            </text:list-item>
            <text:list-item>
              <text:p text:style-name="P38"><text:span text:style-name="T3">ProfileManager</text:span> – реализует доступ к настройкам <text:span text:style-name="T3">MCISme</text:span> для конкретного пользователя (непосредственный доступ к источнику данных сервиса);</text:p>
            </text:list-item>
            <text:list-item>
              <text:p text:style-name="P38"><text:span text:style-name="T3">DivertManager</text:span> – реализует взаимодействие сервиса с коммутатором через <text:span text:style-name="T3">telnet</text:span>-<text:span text:style-name="T3">based</text:span> протокол управления (запрос, установка/сброс параметров для переадресации вызовов). Используется для стратегии с переадресацией вызовов на коммутаторе.</text:p>
            </text:list-item>
          </text:list>
        </text:list-item>
      </text:list>
      <text:h text:style-name="Heading_20_2" text:outline-level="2"><text:bookmark-start text:name="_Процесс_формирования_сообщений1"/><text:bookmark-start text:name="_Работа_с_источниками_данных1"/>Обработка <text:bookmark-end text:name="_Процесс_формирования_сообщений1"/><text:bookmark-end text:name="_Работа_с_источниками_данных1"/>пропущенных вызовов</text:h>
      <text:p text:style-name="P14"><text:tab/>Сервис <text:span text:style-name="T3"><text:title>MCISme</text:title></text:span> ведет свою базу данных о пропущенных вызовах. БД представляет собой бинарный файл, состоящий из набора записей. Запись состоит из двух частей - общая информация о вызываемом абоненте (заголовок) и список пропущенных вызовов (событий). В целях повышения производительности БД список событий для каждого вызываемого абонента фиксирован и имеет ограничение сверху. В случае если приходит новое событие, а места для него не хватает, удаляется самое старое событие и записывается новое в конец списка событий. Каждое событие хранит номер звонившего абонента, количество вызовов и дата/время последней попытки вызова. Список событий сортирован по дате/времени вызова.</text:p>
      <text:h text:style-name="Heading_20_2" text:outline-level="2"><text:span text:style-name="Heading_20_2_20_Char">Конфигурирование сервиса</text:span></text:h>
      <text:p text:style-name="P14"><text:tab/>Сервис <text:span text:style-name="T3"><text:title>MCISme</text:title></text:span> настраивается посредством конфигурационного файла. Для модификации конфигурационного файла может использоваться административный интерфейс. Конфигурационный файл задаётся в формате <text:span text:style-name="T3">XML</text:span> и имеет ряд секций для задания параметров работы различных компонентов приложения. Описание параметров конфигурации приводится в SMSC Administration в пункте «4.6.4 MCISme». </text:p>
      <text:p text:style-name="P14"><text:tab/>Персональные настройки пользователя задаются посредством сервиса <text:span text:style-name="T3">MCIProf</text:span> непосредственно с мобильной станции конкретного абонента. Настройки для сервиса <text:span text:style-name="T3">MCIProf</text:span> экспортируются из конфигурации сервиса <text:span text:style-name="T3">MCISme</text:span> в виде <text:span text:style-name="T3">properties</text:span> файлов в заданную директорию. Сервис MCIProf построен с использованием среды разработки USSD сервисов Appgw. Документация по конфигурации и логике работы представлена в «Applications GateWay 2.0», «Applications GateWay 2.0 Administration Guide" и «Applications GateWay 2.0 Developers Guide».</text:p>
      <text:p text:style-name="P14"><text:tab/>Приложение MCISme располагается в директории /opt/smsc/services/MCISme, которая содержит директории: bin - исполняемые файлы и скрипты запуска, conf - конфигурационные файлы, lib - подгружаемые библиотеки, logs - лог файлы.</text:p>
      <text:p text:style-name="P14">Приложение MCIProf располагается в директории /opt/smsc/MCIProf, которая содержит директории: bin – Ява библиотеки и скрипты запуска, conf - конфигурационные файлы, schema - описание схемы работы и USSD меню для Appgw, logs - лог файлы.</text:p>
      <text:p text:style-name="P14"/>
      <text:h text:style-name="P7" text:outline-level="1"><text:bookmark-start text:name="_Ref1130980"/><text:bookmark-start text:name="_Обзор нефункциональных требований"/>Обзор нефункциональных требований<text:bookmark-end text:name="_Ref1130980"/><text:bookmark-end text:name="_Обзор нефункциональных требований"/></text:h>
      <text:h text:style-name="Heading_20_3" text:outline-level="3">Платформа</text:h>
      <text:p text:style-name="P20"><text:tab/>Приложение <text:title>MCISme</text:title> реализовано в виде исполняемого файла под OS Solaris. Приложение не предоставляет графического или некоторого другого интерактивного интерфейса пользователя, кроме как описанного в требованиях (<text:bookmark-ref text:reference-format="chapter" text:ref-name="_Ref19524566">2.1.1</text:bookmark-ref>). Дополнительно, для администрирования приложения используется административный интерфейс SMSC.</text:p>
      <text:p text:style-name="P20"><text:tab/>Приложение <text:span text:style-name="T3">MCIProf</text:span> реализовано в виде исполняемого <text:span text:style-name="T3">java</text:span> кода. Для администрирования приложения используется административный интерфейс SMSC (единый с <text:span text:style-name="T3">MCISme</text:span>).</text:p>
      <text:h text:style-name="Heading_20_3" text:outline-level="3">Протокол связи </text:h>
      <text:p text:style-name="P20"><text:tab/>Сервисы <text:title>MCISme</text:title> и <text:span text:style-name="T3">MCIProf</text:span> являются клиентами <text:span text:style-name="T6">SMS</text:span><text:span text:style-name="T10"> центра</text:span> и используют SMPP протокол для взаимодействия. В терминах SMPP протокола приложения являются трансиверами. А именно, могут отправлять сообщения, принимать и обрабатывать отчёты о их доставке. Сервис <text:span text:style-name="T3">MCIProf </text:span>взаимодействует с пользователем посредством <text:span text:style-name="T3">USSD </text:span>сессий.</text:p>
      <text:h text:style-name="Heading_20_3" text:outline-level="3">Число клиентов</text:h>
      <text:p text:style-name="P20"><text:tab/>Одновременно с SMS центром может работать несколько зарегистрированных копий приложения <text:span text:style-name="T3">MCISme</text:span> с различных адресов. Регистрация означает внесение регистрационных записей и параметров в конфигурацию SMS центра (Так, например, в таблицы маршрутизации SMSC и список обслуживаемых ESme).</text:p>
      <text:h text:style-name="P7" text:outline-level="1">Приложения</text:h>
      <text:h text:style-name="Heading_20_2" text:outline-level="2">Взаимодействие с сигнальной сетью</text:h>
      <text:p text:style-name="P14"><text:tab/>Платформа <text:title>MCISme</text:title>, с точки зрения сети сигнализации, является пунктом, обрабатывающим сообщения <text:span text:style-name="T3">ISUP</text:span> протокола. Используется квазисвязанный режим. Протокол взаимодействия проиллюстрирован ниже.</text:p>
      <text:p text:style-name="Standard"><draw:frame draw:style-name="fr4" draw:name="graphics3" text:anchor-type="char" svg:y="0.3cm" svg:width="13.547cm" svg:height="5.239cm" draw:z-index="1"><draw:image xlink:href="Pictures/2000005000022FF70000E768FE6E4616.wmf" xlink:type="simple" xlink:show="embed" xlink:actuate="onLoad"/></draw:frame><text:span text:style-name="T8">IAM</text:span><text:span text:style-name="T13"> – начальное адресное сообщение</text:span></text:p>
      <text:p text:style-name="Standard"><text:span text:style-name="T8">REL</text:span><text:span text:style-name="T13"> – разъединение, коды причин задаются в конфигурации платформы</text:span></text:p>
      <text:p text:style-name="Standard"><text:span text:style-name="T8">RLC</text:span><text:span text:style-name="T13"> – разъединение завершено</text:span></text:p>
      <text:p text:style-name="P10"><text:span text:style-name="Heading_20_2_20_Char"><text:span text:style-name="T3">Revision History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Date</text:p>
          </table:table-cell>
          <table:table-cell table:style-name="Table2.A1" office:value-type="string">
            <text:p text:style-name="P13">Version</text:p>
          </table:table-cell>
          <table:table-cell table:style-name="Table2.A1" office:value-type="string">
            <text:p text:style-name="P13">Description</text:p>
          </table:table-cell>
          <table:table-cell table:style-name="Table2.D1" office:value-type="string">
            <text:p text:style-name="P13">Author</text:p>
          </table:table-cell>
        </table:table-row>
        <table:table-row table:style-name="Table2.1">
          <table:table-cell table:style-name="Table2.A2" office:value-type="string">
            <text:p text:style-name="P16"><text:span text:style-name="T3">1</text:span>8 <text:span text:style-name="T3">May</text:span> 200<text:span text:style-name="T3">4</text:span></text:p>
          </table:table-cell>
          <table:table-cell table:style-name="Table2.A2" office:value-type="string">
            <text:p text:style-name="P16">1.0</text:p>
          </table:table-cell>
          <table:table-cell table:style-name="Table2.A2" office:value-type="string">
            <text:p text:style-name="P18"><text:span text:style-name="T3">First</text:span> draft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9">16 Aug 2004</text:p>
          </table:table-cell>
          <table:table-cell table:style-name="Table2.A2" office:value-type="string">
            <text:p text:style-name="P19">1.1</text:p>
          </table:table-cell>
          <table:table-cell table:style-name="Table2.A2" office:value-type="string">
            <text:p text:style-name="P18">Добавлено описание протокола взаимодействия с сигнальной сетью</text:p>
          </table:table-cell>
          <table:table-cell table:style-name="Table2.D2" office:value-type="string">
            <text:p text:style-name="P16">Виктор Рыжков</text:p>
          </table:table-cell>
        </table:table-row>
        <table:table-row table:style-name="Table2.1">
          <table:table-cell table:style-name="Table2.A2" office:value-type="string">
            <text:p text:style-name="P19">28 Oct 2004</text:p>
          </table:table-cell>
          <table:table-cell table:style-name="Table2.A2" office:value-type="string">
            <text:p text:style-name="P19">1.2</text:p>
          </table:table-cell>
          <table:table-cell table:style-name="Table2.A2" office:value-type="string">
            <text:p text:style-name="P18">Добавлено описание сервиса <text:span text:style-name="T3">MCIProf</text:span>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6">16 <text:span text:style-name="T3">Nov 2004</text:span></text:p>
          </table:table-cell>
          <table:table-cell table:style-name="Table2.A2" office:value-type="string">
            <text:p text:style-name="P19">1.3</text:p>
          </table:table-cell>
          <table:table-cell table:style-name="Table2.A2" office:value-type="string">
            <text:p text:style-name="P18">Добавлено описание <text:span text:style-name="T3">USSD</text:span> страниц для сервиса <text:span text:style-name="T3">MCIProf</text:span>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6">20 <text:span text:style-name="T3">Dec 2004</text:span></text:p>
          </table:table-cell>
          <table:table-cell table:style-name="Table2.A2" office:value-type="string">
            <text:p text:style-name="P19">1.4</text:p>
          </table:table-cell>
          <table:table-cell table:style-name="Table2.A2" office:value-type="string">
            <text:p text:style-name="P18">Добавлено руководство пользования <text:span text:style-name="T3">USSD</text:span> меню для сервиса <text:span text:style-name="T3">MCIProf</text:span>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6">07 <text:span text:style-name="T3">Jun 2005</text:span></text:p>
          </table:table-cell>
          <table:table-cell table:style-name="Table2.A2" office:value-type="string">
            <text:p text:style-name="P19">1.5</text:p>
          </table:table-cell>
          <table:table-cell table:style-name="Table2.A2" office:value-type="string">
            <text:p text:style-name="P18">Короткие команды в <text:span text:style-name="T3">USSD</text:span> меню</text:p>
          </table:table-cell>
          <table:table-cell table:style-name="Table2.D2" office:value-type="string">
            <text:p text:style-name="P16"><text:span text:style-name="T3">Victor</text:span> <text:span text:style-name="T3">V</text:span>. <text:span text:style-name="T3">Makarov</text:span></text:p>
          </table:table-cell>
        </table:table-row>
        <table:table-row table:style-name="Table2.1">
          <table:table-cell table:style-name="Table2.A2" office:value-type="string">
            <text:p text:style-name="P16">07 <text:span text:style-name="T3">Sep 2005</text:span></text:p>
          </table:table-cell>
          <table:table-cell table:style-name="Table2.A2" office:value-type="string">
            <text:p text:style-name="P19">1.6</text:p>
          </table:table-cell>
          <table:table-cell table:style-name="Table2.A2" office:value-type="string">
            <text:p text:style-name="P18">В секцию “Конфигурирование причин переадресации на сервис” добавлено упоминание новых стратегий: смешанной и основанной на правилах</text:p>
            <text:p text:style-name="P17">Изменено название “Параметры ограничений и области действия в мобильной сети” на “ Параметры связи с коммутаторами ”</text:p>
            <text:p text:style-name="P17">Добавлено “Параметры правил формирования кода причины отбоя переадресации”</text:p>
          </table:table-cell>
          <table:table-cell table:style-name="Table2.D2" office:value-type="string">
            <text:p text:style-name="P16">Виктор Рыжков</text:p>
          </table:table-cell>
        </table:table-row>
        <table:table-row table:style-name="Table2.1">
          <table:table-cell table:style-name="Table2.A2" office:value-type="string">
            <text:p text:style-name="P19">31 May 2006</text:p>
          </table:table-cell>
          <table:table-cell table:style-name="Table2.A2" office:value-type="string">
            <text:p text:style-name="P19">2.0</text:p>
          </table:table-cell>
          <table:table-cell table:style-name="Table2.A2" office:value-type="string">
            <text:p text:style-name="P18">Перешли<text:span text:style-name="T3"> </text:span>к<text:span text:style-name="T3"> </text:span>версии<text:span text:style-name="T3"> MCISme 2.0. </text:span>Из текста убрали термин «источник данных» и все параметры конфигурации сервиса.</text:p>
          </table:table-cell>
          <table:table-cell table:style-name="Table2.D2" office:value-type="string">
            <text:p text:style-name="P16">Рутман Михаил</text:p>
          </table:table-cell>
        </table:table-row>
        <table:table-row table:style-name="Table2.1">
          <table:table-cell table:style-name="Table2.A2" office:value-type="string">
            <text:p text:style-name="P19">15 Jul 008</text:p>
          </table:table-cell>
          <table:table-cell table:style-name="Table2.A2" office:value-type="string">
            <text:p text:style-name="P19">2.1</text:p>
          </table:table-cell>
          <table:table-cell table:style-name="Table2.A2" office:value-type="string">
            <text:p text:style-name="P18">Добавлен пункт 3.3 Обработка событий</text:p>
          </table:table-cell>
          <table:table-cell table:style-name="Table2.D2" office:value-type="string">
            <text:p text:style-name="P16">Луговой Сергей</text:p>
          </table:table-cell>
        </table:table-row>
        <table:table-row table:style-name="Table2.1">
          <table:table-cell table:style-name="Table2.A2" office:value-type="string">
            <text:p text:style-name="Table_20_Text">07 <text:span text:style-name="T4">Nov</text:span> 2008</text:p>
          </table:table-cell>
          <table:table-cell table:style-name="Table2.A2" office:value-type="string">
            <text:p text:style-name="P15">2.2</text:p>
          </table:table-cell>
          <table:table-cell table:style-name="Table2.A2" office:value-type="string">
            <text:p text:style-name="P17">﻿<text:span text:style-name="Teletype"><text:span text:style-name="T15">1.Переписан параграф "1.1 Цель"</text:span></text:span></text:p>
            <text:p text:style-name="P17"><text:span text:style-name="Teletype"><text:span text:style-name="T15">2.Переписаны параграфы 3.1, 3.2.1, 3.3.</text:span></text:span></text:p>
            <text:p text:style-name="P17"><text:span text:style-name="Teletype"><text:span text:style-name="T15">3.В весь документ добавлено выравнивание текста по левому и правому краям страницы.</text:span></text:span></text:p>
          </table:table-cell>
          <table:table-cell table:style-name="Table2.D2" office:value-type="string">
            <text:p text:style-name="P15">Шульга Дмитрий</text:p>
          </table:table-cell>
        </table:table-row>
        <table:table-row table:style-name="Table2.1">
          <table:table-cell table:style-name="Table2.A2" office:value-type="string">
            <text:p text:style-name="Table_20_Text">11 <text:span text:style-name="T4">Nov</text:span> 2008</text:p>
          </table:table-cell>
          <table:table-cell table:style-name="Table2.A2" office:value-type="string">
            <text:p text:style-name="P15">2.3</text:p>
          </table:table-cell>
          <table:table-cell table:style-name="Table2.A2" office:value-type="string">
            <text:p text:style-name="Table_20_Text">1.Изменен логотип компании, исправлены ошибки</text:p>
            <text:p text:style-name="Table_20_Text">2.В секции “Обзор функциональных требований” время действия изменено на настоящее</text:p>
            <text:p text:style-name="Table_20_Text">3.Раздел “Логическая структура” переименован в “Архитектура приложения”</text:p>
            <text:p text:style-name="Table_20_Text">4.Убраны из текста разделы, связанные с администрированием и настройкой сервиса.</text:p>
          </table:table-cell>
          <table:table-cell table:style-name="Table2.D2" office:value-type="string">
            <text:p text:style-name="P15">Фурсова Нина</text:p>
          </table:table-cell>
        </table:table-row>
      </table:table>
      <text:p text:style-name="Title"><text:span text:style-name="Internet_20_link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en" fo:country="none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212cm" fo:text-indent="0cm" style:auto-text-indent="false" fo:keep-with-next="always" style:text-autospace="none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 fo:keep-with-next="always"/>
      <style:text-properties style:font-name="Arial" fo:font-size="16pt" fo:font-weight="bold" style:letter-kerning="true" style:font-name-asian="DejaVu Sans" style:font-size-asian="16pt" style:font-weight-asian="bold" style:font-name-complex="Arial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 style:next-style-name="Standard">
      <style:paragraph-properties fo:margin-top="0cm" fo:margin-bottom="0cm" style:line-height-at-least="0.423cm" fo:text-align="justify" style:justify-single-word="false" fo:keep-together="always" fo:orphans="0" fo:widows="0"/>
      <style:text-properties fo:font-size="10pt" style:font-size-asian="10pt" style:font-size-complex="10pt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language="en" fo:country="US" fo:font-weight="bold" style:font-weight-asian="bold"/>
    </style:style>
    <style:style style:name="Обычный_20__28_веб_29_" style:display-name="Обычный (веб)" style:family="paragraph" style:parent-style-name="Standard">
      <style:paragraph-properties fo:margin-top="0.494cm" fo:margin-bottom="0.21cm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WW8Num1z0" style:family="text">
      <style:text-properties style:font-name="Symbol"/>
    </style:style>
    <style:style style:name="WW8Num1z2" style:family="text">
      <style:text-properties style:font-name="Wingdings"/>
    </style:style>
    <style:style style:name="WW8Num1z4" style:family="text">
      <style:text-properties style:font-name="Courier New" style:font-name-complex="Courier New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Document_20_Field_20_Char" style:display-name="Document Field Char" style:family="text" style:parent-style-name="Основной_20_шрифт_20_абзаца">
      <style:text-properties fo:font-size="11pt" fo:language="ru" fo:country="RU" fo:font-style="italic" style:font-size-asian="11pt" style:font-style-asian="italic" style:language-complex="ar" style:country-complex="SA"/>
    </style:style>
    <style:style style:name="Document_20_Field_20_Char1" style:display-name="Document Field Char1" style:family="text" style:parent-style-name="Основной_20_шрифт_20_абзаца">
      <style:text-properties fo:language="ru" fo:country="RU" fo:font-style="italic" style:font-style-asian="italic" style:language-complex="ar" style:country-complex="SA"/>
    </style:style>
    <style:style style:name="Body_20_Text_20_Char1_20_Char_20_Char_20_Char" style:display-name="Body Text Char1 Char Char Char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Heading_20_2_20_Char" style:display-name="Heading 2 Char" style:family="text" style:parent-style-name="Основной_20_шрифт_20_абзаца">
      <style:text-properties style:font-name="Arial" fo:font-size="14pt" fo:language="ru" fo:country="RU" fo:font-weight="bold" style:font-size-asian="14pt" style:font-weight-asian="bold" style:font-name-complex="Arial" style:font-size-complex="12pt" style:language-complex="ar" style:country-complex="SA" style:font-weight-complex="bold"/>
    </style:style>
    <style:style style:name="Heading_20_4_20_Char" style:display-name="Heading 4 Char" style:family="text" style:parent-style-name="Основной_20_шрифт_20_абзаца">
      <style:text-properties fo:font-size="12pt" fo:language="ru" fo:country="RU" fo:font-weight="bold" style:font-size-asian="12pt" style:font-weight-asian="bold" style:font-size-complex="14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3" text:style-name="WW8Num1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number text:level="2" style:num-suffix="." style:num-format="a" style:num-letter-sync="true">
        <style:list-level-properties text:space-before="1.771cm" text:min-label-width="0.635cm"/>
      </text:list-level-style-number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016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286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556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826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096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7.366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636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906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1.1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bullet text:level="2" text:style-name="WW8Num14z1" style:num-suffix="." text:bullet-char="">
        <style:list-level-properties text:space-before="1.771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762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2.032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302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572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842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7.112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38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652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92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6z0" style:num-suffix="." text:bullet-char="">
        <style:list-level-properties text:space-before="2.272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177cm" text:min-label-distance="0.318cm" fo:text-align="end"/>
      </text:list-level-style-number>
      <text:list-level-style-number text:level="4" style:num-suffix="." style:num-format="1">
        <style:list-level-properties text:space-before="4.812cm" text:min-label-width="0.635cm"/>
      </text:list-level-style-number>
      <text:list-level-style-number text:level="5" style:num-suffix="." style:num-format="a" style:num-letter-sync="true">
        <style:list-level-properties text:space-before="6.082cm" text:min-label-width="0.635cm"/>
      </text:list-level-style-number>
      <text:list-level-style-number text:level="6" style:num-suffix="." style:num-format="i">
        <style:list-level-properties text:min-label-width="7.987cm" text:min-label-distance="0.318cm" fo:text-align="end"/>
      </text:list-level-style-number>
      <text:list-level-style-number text:level="7" style:num-suffix="." style:num-format="1">
        <style:list-level-properties text:space-before="8.622cm" text:min-label-width="0.635cm"/>
      </text:list-level-style-number>
      <text:list-level-style-number text:level="8" style:num-suffix="." style:num-format="a" style:num-letter-sync="true">
        <style:list-level-properties text:space-before="9.892cm" text:min-label-width="0.635cm"/>
      </text:list-level-style-number>
      <text:list-level-style-number text:level="9" style:num-suffix="." style:num-format="i">
        <style:list-level-properties text:min-label-width="11.79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able4" style:family="table">
      <style:table-properties style:width="16.494cm" fo:margin-left="0.009cm" table:align="left" style:writing-mode="lr-tb"/>
    </style:style>
    <style:style style:name="Table4.A" style:family="table-column">
      <style:table-column-properties style:column-width="4.754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7.93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bottom" fo:padding="0cm" fo:border="none" style:writing-mode="lr-tb"/>
    </style:style>
    <style:style style:name="Table4.B1.1" style:family="table-column">
      <style:table-column-properties style:column-width="11.74cm"/>
    </style:style>
    <style:style style:name="Table4.B1.1" style:family="table-row">
      <style:table-row-properties style:row-height="0.4cm" style:keep-together="false" fo:keep-together="always"/>
    </style:style>
    <style:style style:name="Table4.B1.1.1" style:family="table-cell">
      <style:table-cell-properties style:vertical-align="middle" fo:padding="0cm" fo:border="none" style:writing-mode="lr-tb"/>
    </style:style>
    <style:style style:name="Table5" style:family="table">
      <style:table-properties style:width="16.494cm" fo:margin-left="0.009cm" table:align="left" style:writing-mode="lr-tb"/>
    </style:style>
    <style:style style:name="Table5.A" style:family="table-column">
      <style:table-column-properties style:column-width="4.754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7.9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bottom" fo:padding="0cm" fo:border="none" style:writing-mode="lr-tb"/>
    </style:style>
    <style:style style:name="Table5.B1.1" style:family="table-column">
      <style:table-column-properties style:column-width="11.74cm"/>
    </style:style>
    <style:style style:name="Table5.B1.1" style:family="table-row">
      <style:table-row-properties style:row-height="0.4cm" style:keep-together="false" fo:keep-together="always"/>
    </style:style>
    <style:style style:name="Table5.B1.1.1" style:family="table-cell">
      <style:table-cell-properties style:vertical-align="middle" fo:padding="0cm" fo:border="none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font-size="10pt" fo:language="en" fo:country="US" style:font-size-asian="10pt" style:font-size-complex="10pt" style:font-style-complex="italic"/>
    </style:style>
    <style:style style:name="P3" style:family="paragraph" style:parent-style-name="Header">
      <style:paragraph-properties style:snap-to-layout-grid="false"/>
      <style:text-properties fo:font-size="9pt" style:font-size-asian="9pt" style:font-style-complex="italic"/>
    </style:style>
    <style:style style:name="P4" style:family="paragraph" style:parent-style-name="Header">
      <style:paragraph-properties style:snap-to-layout-grid="false"/>
      <style:text-properties fo:font-size="10pt" style:font-size-asian="10pt" style:font-size-complex="10pt" style:font-style-complex="italic"/>
    </style:style>
    <style:style style:name="P5" style:family="paragraph" style:parent-style-name="Header">
      <style:paragraph-properties fo:text-align="end" style:justify-single-word="false" style:snap-to-layout-grid="false"/>
      <style:text-properties style:font-style-complex="italic"/>
    </style:style>
    <style:style style:name="P6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T1" style:family="text">
      <style:text-properties fo:font-size="10pt" style:font-size-asian="10pt" style:font-size-complex="10pt" style:font-style-complex="italic"/>
    </style:style>
    <style:style style:name="T2" style:family="text">
      <style:text-properties style:font-name="Symbol"/>
    </style:style>
    <style:style style:name="T3" style:family="text">
      <style:text-properties fo:language="en" fo:country="US" style:language-complex="ar" style:country-complex="SA"/>
    </style:style>
    <style:style style:name="T4" style:family="text"/>
    <style:style style:name="T5" style:family="text">
      <style:text-properties fo:language="en" fo:country="US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49cm" fo:margin-bottom="1.249cm" fo:margin-left="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3cm" fo:margin-left="0cm" fo:margin-right="0cm" fo:margin-bottom="0.554cm" style:dynamic-spacing="true"/>
      </style:header-style>
      <style:footer-style>
        <style:header-footer-properties fo:min-height="0.97cm" fo:margin-left="0cm" fo:margin-right="0cm" fo:margin-top="0.871cm" style:dynamic-spacing="true"/>
      </style:footer-style>
    </style:page-layout>
  </office:automatic-styles>
  <office:master-styles>
    <style:master-page style:name="Standard" style:page-layout-name="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"><draw:frame draw:style-name="fr1" draw:name="Графический объект78" text:anchor-type="as-char" svg:width="3.805cm" svg:height="0.81cm" draw:z-index="14"><draw:image xlink:href="Pictures/10000000000005780000012C58BA1C33.jpg" xlink:type="simple" xlink:show="embed" xlink:actuate="onLoad"/></draw:frame></text:p>
            </table:table-cell>
            <table:table-cell table:number-columns-spanned="2">
              <table:table table:is-sub-table="true">
                <table:table-column table:style-name="Table4.B1.1"/>
                <table:table-row table:style-name="Table4.B1.1">
                  <table:table-cell table:style-name="Table4.B1.1.1" office:value-type="string">
                    <text:p text:style-name="P1"><text:span text:style-name="T1"><text:user-field-get text:name="Title">MCISme</text:user-field-get></text:span><text:span text:style-name="T1"><text:tab/> <text:s text:c="8"/></text:span></text:p>
                  </table:table-cell>
                </table:table-row>
                <table:table-row table:style-name="Table4.B1.1">
                  <table:table-cell table:style-name="Table4.B1.1.1" office:value-type="string">
                    <text:p text:style-name="P2"><text:user-field-get text:name="Subject">Техническое описание</text:user-field-get></text:p>
                  </table:table-cell>
                </table:table-row>
              </table:table>
            </table:table-cell>
            <table:covered-table-cell/>
          </table:table-row>
          <table:table-row table:style-name="Table4.B1.1">
            <table:table-cell table:style-name="Table4.A1" office:value-type="string">
              <text:p text:style-name="P3"/>
            </table:table-cell>
            <table:table-cell table:style-name="Table4.B1.1.1" office:value-type="string">
              <text:p text:style-name="P4">Конфиденциально</text:p>
            </table:table-cell>
            <table:table-cell table:style-name="Table4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text:span text:style-name="T2"></text:span> <text:span text:style-name="T3">Eyeline</text:span> <text:span text:style-name="T3">Communications</text:span>, 2004-2008<text:tab/><text:tab/></text:p>
      </style:footer>
    </style:master-page>
    <style:master-page style:name="Convert_20_1" style:display-name="Convert 1" style:page-layout-name="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"/>
            </table:table-cell>
            <table:table-cell table:number-columns-spanned="2">
              <table:table table:is-sub-table="true">
                <table:table-column table:style-name="Table5.B1.1"/>
                <table:table-row table:style-name="Table5.B1.1">
                  <table:table-cell table:style-name="Table5.B1.1.1" office:value-type="string">
                    <text:p text:style-name="P1"><text:span text:style-name="T1"><text:user-field-get text:name="Title">MCISme</text:user-field-get></text:span><text:span text:style-name="T1"><text:tab/> <text:s text:c="8"/></text:span></text:p>
                  </table:table-cell>
                </table:table-row>
                <table:table-row table:style-name="Table5.B1.1">
                  <table:table-cell table:style-name="Table5.B1.1.1" office:value-type="string">
                    <text:p text:style-name="P2"><text:user-field-get text:name="Subject">Техническое описание</text:user-field-get></text:p>
                  </table:table-cell>
                </table:table-row>
              </table:table>
            </table:table-cell>
            <table:covered-table-cell/>
          </table:table-row>
          <table:table-row table:style-name="Table5.B1.1">
            <table:table-cell table:style-name="Table5.A1" office:value-type="string">
              <text:p text:style-name="P3"/>
            </table:table-cell>
            <table:table-cell table:style-name="Table5.B1.1.1" office:value-type="string">
              <text:p text:style-name="P4">Конфиденциально</text:p>
            </table:table-cell>
            <table:table-cell table:style-name="Table5.B1.1.1" office:value-type="string">
              <text:p text:style-name="P5"/>
            </table:table-cell>
          </table:table-row>
        </table:table>
        <text:p text:style-name="Header"/>
      </style:header>
      <style:footer>
        <text:p text:style-name="P6"><draw:frame draw:style-name="fr2" draw:name="Frame1" text:anchor-type="paragraph" svg:x="18.56cm" svg:y="0.009cm" svg:width="0.917cm" svg:height="0.633cm" draw:z-index="0"><draw:text-box><text:p text:style-name="Footer"><text:span text:style-name="Page_20_Number"><text:page-number text:select-page="current"/></text:span></text:p></draw:text-box></draw:frame><text:span text:style-name="T2"></text:span> Eyeline Communications, <text:span text:style-name="T5">2004-</text:span>200<text:span text:style-name="T5">8</text:span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MCISme</dc:title>
    <dc:subject>Техническое описание</dc:subject>
    <meta:initial-creator>Vistor V. Makarov</meta:initial-creator>
    <meta:creation-date>2006-05-31T16:30:00</meta:creation-date>
    <dc:date>2009-04-01T10:17:11</dc:date>
    <dc:language>en</dc:language>
    <meta:editing-cycles>36</meta:editing-cycles>
    <meta:editing-duration>P5DT20H48M28S</meta:editing-duration>
    <meta:user-defined meta:name="Info 1"/>
    <meta:user-defined meta:name="Info 2"/>
    <meta:user-defined meta:name="Info 3"/>
    <meta:user-defined meta:name="Info 4"/>
    <meta:user-defined meta:name="Date" meta:value-type="string">23.07.2003</meta:user-defined>
    <meta:user-defined meta:name="Version" meta:value-type="string">0.1</meta:user-defined>
    <meta:user-defined meta:name="center" meta:value-type="string">SMS центр</meta:user-defined>
    <meta:document-statistic meta:table-count="3" meta:image-count="4" meta:object-count="0" meta:page-count="13" meta:paragraph-count="214" meta:word-count="2018" meta:character-count="16247"/>
  </office:meta>
</office:document-meta>
</file>